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116340" calcext:value-type="float">
            <text:p>116340</text:p>
          </table:table-cell>
          <table:table-cell/>
          <table:table-cell table:formula="of:=[.A2]-[.A1]" office:value-type="float" office:value="727" calcext:value-type="float">
            <text:p>727</text:p>
          </table:table-cell>
          <table:table-cell table:formula="of:=[.C2]-[.C1]" office:value-type="float" office:value="-41" calcext:value-type="float">
            <text:p>-41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STDEV([.F1:.F400])" office:value-type="float" office:value="24.7093164524815" calcext:value-type="float">
            <text:p>24.7093164525</text:p>
          </table:table-cell>
        </table:table-row>
        <table:table-row table:style-name="ro1">
          <table:table-cell office:value-type="float" office:value="117067" calcext:value-type="float">
            <text:p>117067</text:p>
          </table:table-cell>
          <table:table-cell/>
          <table:table-cell table:formula="of:=[.A3]-[.A2]" office:value-type="float" office:value="686" calcext:value-type="float">
            <text:p>686</text:p>
          </table:table-cell>
          <table:table-cell table:formula="of:=[.C3]-[.C2]" office:value-type="float" office:value="95" calcext:value-type="float">
            <text:p>95</text:p>
          </table:table-cell>
          <table:table-cell/>
          <table:table-cell office:value-type="float" office:value="47" calcext:value-type="float">
            <text:p>47</text:p>
          </table:table-cell>
          <table:table-cell table:formula="of:=MAX([.F1:.F900]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17753" calcext:value-type="float">
            <text:p>117753</text:p>
          </table:table-cell>
          <table:table-cell/>
          <table:table-cell table:formula="of:=[.A4]-[.A3]" office:value-type="float" office:value="781" calcext:value-type="float">
            <text:p>781</text:p>
          </table:table-cell>
          <table:table-cell table:formula="of:=[.C4]-[.C3]" office:value-type="float" office:value="-58" calcext:value-type="float">
            <text:p>-58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18534" calcext:value-type="float">
            <text:p>118534</text:p>
          </table:table-cell>
          <table:table-cell/>
          <table:table-cell table:formula="of:=[.A5]-[.A4]" office:value-type="float" office:value="723" calcext:value-type="float">
            <text:p>723</text:p>
          </table:table-cell>
          <table:table-cell table:formula="of:=[.C5]-[.C4]" office:value-type="float" office:value="65" calcext:value-type="float">
            <text:p>65</text:p>
          </table:table-cell>
          <table:table-cell/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119257" calcext:value-type="float">
            <text:p>119257</text:p>
          </table:table-cell>
          <table:table-cell/>
          <table:table-cell table:formula="of:=[.A6]-[.A5]" office:value-type="float" office:value="788" calcext:value-type="float">
            <text:p>788</text:p>
          </table:table-cell>
          <table:table-cell table:formula="of:=[.C6]-[.C5]" office:value-type="float" office:value="-2" calcext:value-type="float">
            <text:p>-2</text:p>
          </table:table-cell>
          <table:table-cell/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20045" calcext:value-type="float">
            <text:p>120045</text:p>
          </table:table-cell>
          <table:table-cell/>
          <table:table-cell table:formula="of:=[.A7]-[.A6]" office:value-type="float" office:value="786" calcext:value-type="float">
            <text:p>786</text:p>
          </table:table-cell>
          <table:table-cell table:formula="of:=[.C7]-[.C6]" office:value-type="float" office:value="-67" calcext:value-type="float">
            <text:p>-67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20831" calcext:value-type="float">
            <text:p>120831</text:p>
          </table:table-cell>
          <table:table-cell/>
          <table:table-cell table:formula="of:=[.A8]-[.A7]" office:value-type="float" office:value="719" calcext:value-type="float">
            <text:p>719</text:p>
          </table:table-cell>
          <table:table-cell table:formula="of:=[.C8]-[.C7]" office:value-type="float" office:value="77" calcext:value-type="float">
            <text:p>77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21550" calcext:value-type="float">
            <text:p>121550</text:p>
          </table:table-cell>
          <table:table-cell/>
          <table:table-cell table:formula="of:=[.A9]-[.A8]" office:value-type="float" office:value="796" calcext:value-type="float">
            <text:p>796</text:p>
          </table:table-cell>
          <table:table-cell table:formula="of:=[.C9]-[.C8]" office:value-type="float" office:value="-63" calcext:value-type="float">
            <text:p>-63</text:p>
          </table:table-cell>
          <table:table-cell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122346" calcext:value-type="float">
            <text:p>122346</text:p>
          </table:table-cell>
          <table:table-cell/>
          <table:table-cell table:formula="of:=[.A10]-[.A9]" office:value-type="float" office:value="733" calcext:value-type="float">
            <text:p>733</text:p>
          </table:table-cell>
          <table:table-cell table:formula="of:=[.C10]-[.C9]" office:value-type="float" office:value="4" calcext:value-type="float">
            <text:p>4</text:p>
          </table:table-cell>
          <table:table-cell/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23079" calcext:value-type="float">
            <text:p>123079</text:p>
          </table:table-cell>
          <table:table-cell/>
          <table:table-cell table:formula="of:=[.A11]-[.A10]" office:value-type="float" office:value="737" calcext:value-type="float">
            <text:p>737</text:p>
          </table:table-cell>
          <table:table-cell table:formula="of:=[.C11]-[.C10]" office:value-type="float" office:value="-8" calcext:value-type="float">
            <text:p>-8</text:p>
          </table:table-cell>
          <table:table-cell/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23816" calcext:value-type="float">
            <text:p>123816</text:p>
          </table:table-cell>
          <table:table-cell/>
          <table:table-cell table:formula="of:=[.A12]-[.A11]" office:value-type="float" office:value="729" calcext:value-type="float">
            <text:p>729</text:p>
          </table:table-cell>
          <table:table-cell table:formula="of:=[.C12]-[.C11]" office:value-type="float" office:value="-5" calcext:value-type="float">
            <text:p>-5</text:p>
          </table:table-cell>
          <table:table-cell/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24545" calcext:value-type="float">
            <text:p>124545</text:p>
          </table:table-cell>
          <table:table-cell/>
          <table:table-cell table:formula="of:=[.A13]-[.A12]" office:value-type="float" office:value="724" calcext:value-type="float">
            <text:p>724</text:p>
          </table:table-cell>
          <table:table-cell table:formula="of:=[.C13]-[.C12]" office:value-type="float" office:value="15" calcext:value-type="float">
            <text:p>15</text:p>
          </table:table-cell>
          <table:table-cell/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25269" calcext:value-type="float">
            <text:p>125269</text:p>
          </table:table-cell>
          <table:table-cell/>
          <table:table-cell table:formula="of:=[.A14]-[.A13]" office:value-type="float" office:value="739" calcext:value-type="float">
            <text:p>739</text:p>
          </table:table-cell>
          <table:table-cell table:formula="of:=[.C14]-[.C13]" office:value-type="float" office:value="41" calcext:value-type="float">
            <text:p>41</text:p>
          </table:table-cell>
          <table:table-cell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26008" calcext:value-type="float">
            <text:p>126008</text:p>
          </table:table-cell>
          <table:table-cell/>
          <table:table-cell table:formula="of:=[.A15]-[.A14]" office:value-type="float" office:value="780" calcext:value-type="float">
            <text:p>780</text:p>
          </table:table-cell>
          <table:table-cell table:formula="of:=[.C15]-[.C14]" office:value-type="float" office:value="5" calcext:value-type="float">
            <text:p>5</text:p>
          </table:table-cell>
          <table:table-cell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126788" calcext:value-type="float">
            <text:p>126788</text:p>
          </table:table-cell>
          <table:table-cell/>
          <table:table-cell table:formula="of:=[.A16]-[.A15]" office:value-type="float" office:value="785" calcext:value-type="float">
            <text:p>785</text:p>
          </table:table-cell>
          <table:table-cell table:formula="of:=[.C16]-[.C15]" office:value-type="float" office:value="-54" calcext:value-type="float">
            <text:p>-54</text:p>
          </table:table-cell>
          <table:table-cell/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27573" calcext:value-type="float">
            <text:p>127573</text:p>
          </table:table-cell>
          <table:table-cell/>
          <table:table-cell table:formula="of:=[.A17]-[.A16]" office:value-type="float" office:value="731" calcext:value-type="float">
            <text:p>731</text:p>
          </table:table-cell>
          <table:table-cell table:formula="of:=[.C17]-[.C16]" office:value-type="float" office:value="49" calcext:value-type="float">
            <text:p>49</text:p>
          </table:table-cell>
          <table:table-cell/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28304" calcext:value-type="float">
            <text:p>128304</text:p>
          </table:table-cell>
          <table:table-cell/>
          <table:table-cell table:formula="of:=[.A18]-[.A17]" office:value-type="float" office:value="780" calcext:value-type="float">
            <text:p>780</text:p>
          </table:table-cell>
          <table:table-cell table:formula="of:=[.C18]-[.C17]" office:value-type="float" office:value="-43" calcext:value-type="float">
            <text:p>-43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29084" calcext:value-type="float">
            <text:p>129084</text:p>
          </table:table-cell>
          <table:table-cell/>
          <table:table-cell table:formula="of:=[.A19]-[.A18]" office:value-type="float" office:value="737" calcext:value-type="float">
            <text:p>737</text:p>
          </table:table-cell>
          <table:table-cell table:formula="of:=[.C19]-[.C18]" office:value-type="float" office:value="-12" calcext:value-type="float">
            <text:p>-12</text:p>
          </table:table-cell>
          <table:table-cell/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129821" calcext:value-type="float">
            <text:p>129821</text:p>
          </table:table-cell>
          <table:table-cell/>
          <table:table-cell table:formula="of:=[.A20]-[.A19]" office:value-type="float" office:value="725" calcext:value-type="float">
            <text:p>725</text:p>
          </table:table-cell>
          <table:table-cell table:formula="of:=[.C20]-[.C19]" office:value-type="float" office:value="61" calcext:value-type="float">
            <text:p>61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130546" calcext:value-type="float">
            <text:p>130546</text:p>
          </table:table-cell>
          <table:table-cell/>
          <table:table-cell table:formula="of:=[.A21]-[.A20]" office:value-type="float" office:value="786" calcext:value-type="float">
            <text:p>786</text:p>
          </table:table-cell>
          <table:table-cell table:formula="of:=[.C21]-[.C20]" office:value-type="float" office:value="-63" calcext:value-type="float">
            <text:p>-63</text:p>
          </table:table-cell>
          <table:table-cell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31332" calcext:value-type="float">
            <text:p>131332</text:p>
          </table:table-cell>
          <table:table-cell/>
          <table:table-cell table:formula="of:=[.A22]-[.A21]" office:value-type="float" office:value="723" calcext:value-type="float">
            <text:p>723</text:p>
          </table:table-cell>
          <table:table-cell table:formula="of:=[.C22]-[.C21]" office:value-type="float" office:value="-690.9664649403" calcext:value-type="float">
            <text:p>-690.9664649403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32055" calcext:value-type="float">
            <text:p>132055</text:p>
          </table:table-cell>
          <table:table-cell/>
          <table:table-cell table:formula="of:=STDEV([.C2:.C21])" office:value-type="float" office:value="32.0335350597004" calcext:value-type="float">
            <text:p>32.0335350597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32785" calcext:value-type="float">
            <text:p>132785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33524" calcext:value-type="float">
            <text:p>133524</text:p>
          </table:table-cell>
          <table:table-cell table:number-columns-repeated="4"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34257" calcext:value-type="float">
            <text:p>134257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35042" calcext:value-type="float">
            <text:p>135042</text:p>
          </table:table-cell>
          <table:table-cell table:number-columns-repeated="4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35828" calcext:value-type="float">
            <text:p>135828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36504" calcext:value-type="float">
            <text:p>136504</text:p>
          </table:table-cell>
          <table:table-cell table:number-columns-repeated="4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37346" calcext:value-type="float">
            <text:p>137346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38073" calcext:value-type="float">
            <text:p>138073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38753" calcext:value-type="float">
            <text:p>138753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39579" calcext:value-type="float">
            <text:p>139579</text:p>
          </table:table-cell>
          <table:table-cell table:number-columns-repeated="4"/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140312" calcext:value-type="float">
            <text:p>140312</text:p>
          </table:table-cell>
          <table:table-cell table:number-columns-repeated="4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41047" calcext:value-type="float">
            <text:p>141047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41781" calcext:value-type="float">
            <text:p>141781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42561" calcext:value-type="float">
            <text:p>142561</text:p>
          </table:table-cell>
          <table:table-cell table:number-columns-repeated="4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43285" calcext:value-type="float">
            <text:p>143285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44012" calcext:value-type="float">
            <text:p>144012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44790" calcext:value-type="float">
            <text:p>144790</text:p>
          </table:table-cell>
          <table:table-cell table:number-columns-repeated="4"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145571" calcext:value-type="float">
            <text:p>145571</text:p>
          </table:table-cell>
          <table:table-cell table:number-columns-repeated="4"/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46297" calcext:value-type="float">
            <text:p>146297</text:p>
          </table:table-cell>
          <table:table-cell table:number-columns-repeated="4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47077" calcext:value-type="float">
            <text:p>147077</text:p>
          </table:table-cell>
          <table:table-cell table:number-columns-repeated="4"/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5"/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table:number-columns-repeated="5"/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table:number-columns-repeated="5"/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5"/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table:number-columns-repeated="5"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5"/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5"/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table:number-columns-repeated="5"/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5"/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5"/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table:number-columns-repeated="5"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table:number-columns-repeated="5"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table:number-columns-repeated="5"/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5"/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table:number-columns-repeated="5"/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table:number-columns-repeated="5"/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5"/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table:number-columns-repeated="5"/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5"/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table:number-columns-repeated="5"/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table:number-columns-repeated="5"/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table:number-columns-repeated="5"/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5"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number-columns-repeated="5"/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table:number-columns-repeated="5"/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5"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table:number-columns-repeated="5"/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5"/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5"/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5"/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30T22:54:36.397426706</meta:creation-date>
    <dc:date>2018-07-01T14:29:45.525903867</dc:date>
    <meta:editing-duration>PT15H11M57S</meta:editing-duration>
    <meta:editing-cycles>1</meta:editing-cycles>
    <meta:document-statistic meta:table-count="1" meta:cell-count="672" meta:object-count="0"/>
    <meta:generator>LibreOffice/5.1.6.2$Linux_X86_64 LibreOffice_project/10m0$Build-2</meta:generator>
  </office:meta>
</office:document-meta>
</file>